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254cm" svg:stroke-color="#ffe994" draw:marker-start-width="0.584cm" draw:marker-end-width="0.584cm" draw:fill="none" draw:textarea-vertical-align="middle" fo:padding-top="0.252cm" fo:padding-bottom="0.252cm" fo:padding-left="0.377cm" fo:padding-right="0.377cm" loext:decorative="false"/>
    </style:style>
    <style:style style:name="gr2" style:family="graphic" style:parent-style-name="standard">
      <style:graphic-properties svg:stroke-width="0.508cm" svg:stroke-color="#000000" draw:marker-start-width="0.965cm" draw:marker-end-width="0.965cm" draw:fill="solid" draw:fill-color="#ffffff" draw:textarea-horizontal-align="justify" draw:textarea-vertical-align="middle" draw:auto-grow-height="false" fo:min-height="4.512cm" fo:min-width="3.628cm" fo:padding-top="0.379cm" fo:padding-bottom="0.379cm" fo:padding-left="0.504cm" fo:padding-right="0.504cm" loext:decorative="false"/>
    </style:style>
    <style:style style:name="gr3" style:family="graphic" style:parent-style-name="standard">
      <style:graphic-properties svg:stroke-width="0.508cm" svg:stroke-color="#000000" draw:marker-start-width="0.965cm" draw:marker-end-width="0.965cm" draw:fill="solid" draw:fill-color="#ffffff" draw:textarea-horizontal-align="justify" draw:textarea-vertical-align="middle" draw:auto-grow-height="false" fo:min-height="4.004cm" fo:min-width="3.12cm" fo:padding-top="0.379cm" fo:padding-bottom="0.379cm" fo:padding-left="0.504cm" fo:padding-right="0.504cm" loext:decorative="false"/>
    </style:style>
    <style:style style:name="gr4" style:family="graphic" style:parent-style-name="objectwithoutfill">
      <style:graphic-properties svg:stroke-width="0.508cm" svg:stroke-color="#000000" draw:marker-start-width="0.965cm" draw:marker-end-width="0.965cm" draw:fill="none" draw:textarea-vertical-align="middle" fo:padding-top="0.379cm" fo:padding-bottom="0.379cm" fo:padding-left="0.504cm" fo:padding-right="0.504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1.02cm" fo:min-width="0.77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1.655cm" fo:min-width="1.088cm" draw:shadow-opacity="50%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opacity="50%" draw:textarea-horizontal-align="justify" draw:textarea-vertical-align="middle" draw:auto-grow-height="false" fo:min-height="0.703cm" fo:min-width="0cm" draw:shadow-opacity="50%" loext:decorative="false"/>
    </style:style>
    <style:style style:name="gr10" style:family="graphic" style:parent-style-name="standard">
      <style:graphic-properties draw:fill="solid" draw:fill-color="#50938a" draw:opacity="50%" draw:textarea-horizontal-align="justify" draw:textarea-vertical-align="middle" draw:auto-grow-height="false" fo:min-height="0.067cm" fo:min-width="1.723cm" draw:shadow-opacity="50%" loext:decorative="false"/>
    </style:style>
    <style:style style:name="gr1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655cm" fo:min-width="1.088cm" draw:shadow-opacity="50%" loext:decorative="false"/>
      <style:paragraph-properties style:writing-mode="lr-tb"/>
    </style:style>
    <style:style style:name="gr1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03cm" fo:min-width="0cm" draw:shadow-opacity="50%" loext:decorative="false"/>
    </style:style>
    <style:style style:name="gr13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067cm" fo:min-width="1.723cm" draw:shadow-opacity="50%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objectwithoutfill">
      <style:graphic-properties draw:stroke="solid" draw:stroke-dash="Long_20_Dash" svg:stroke-width="1.016cm" svg:stroke-color="#ffe994" draw:marker-start-width="1.727cm" draw:marker-end="Arrowheads_20_1" draw:marker-end-width="1.829cm" draw:fill="none" draw:textarea-vertical-align="middle" fo:padding-top="0.633cm" fo:padding-bottom="0.633cm" fo:padding-left="0.758cm" fo:padding-right="0.758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color="#5983b0" loext:opacity="100%" fo:font-size="24pt"/>
    </style:style>
    <style:style style:name="P4" style:family="paragraph">
      <loext:graphic-properties draw:fill="none" draw:fill-color="#ffffff"/>
      <style:text-properties fo:color="#5983b0" loext:opacity="100%" fo:font-size="24pt"/>
    </style:style>
    <style:style style:name="P5" style:family="paragraph">
      <style:text-properties fo:color="#729fcf" loext:opacity="100%" fo:font-size="24pt"/>
    </style:style>
    <style:style style:name="P6" style:family="paragraph">
      <loext:graphic-properties draw:fill="none" draw:fill-color="#ffffff"/>
      <style:text-properties fo:color="#729fcf" loext:opacity="100%" fo:font-size="24pt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loext:graphic-properties draw:fill="solid" draw:fill-color="#000000" draw:opacity="50%"/>
      <style:paragraph-properties fo:text-align="center"/>
    </style:style>
    <style:style style:name="P11" style:family="paragraph">
      <loext:graphic-properties draw:fill="solid" draw:fill-color="#50938a" draw:opacity="50%"/>
      <style:paragraph-properties fo:text-align="center"/>
    </style:style>
    <style:style style:name="P12" style:family="paragraph">
      <loext:graphic-properties draw:fill="solid" draw:fill-color="#729fcf" draw:opacity="50%"/>
      <style:paragraph-properties fo:text-align="center"/>
    </style:style>
    <style:style style:name="P13" style:family="paragraph">
      <style:text-properties fo:color="#ff0000" loext:opacity="100%"/>
    </style:style>
    <style:style style:name="P14" style:family="paragraph">
      <loext:graphic-properties draw:fill="none" draw:fill-color="#ffffff"/>
      <style:text-properties fo:color="#ff0000" loext:opacity="100%"/>
    </style:style>
    <style:style style:name="P15" style:family="paragraph">
      <style:text-properties fo:color="#000000" loext:opacity="100%"/>
    </style:style>
    <style:style style:name="P16" style:family="paragraph">
      <loext:graphic-properties draw:fill="none" draw:fill-color="#ffffff"/>
      <style:text-properties fo:color="#000000" loext:opacity="100%"/>
    </style:style>
    <style:style style:name="P17" style:family="paragraph">
      <loext:graphic-properties draw:fill="none" draw:fill-color="#ffffff"/>
    </style:style>
    <style:style style:name="T1" style:family="text">
      <style:text-properties fo:color="#5983b0" loext:opacity="100%" fo:font-size="24pt"/>
    </style:style>
    <style:style style:name="T2" style:family="text">
      <style:text-properties fo:color="#729fcf" loext:opacity="100%" fo:font-size="24pt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4.492cm" svg:x2="19.732cm" svg:y2="4.492cm">
          <text:p/>
        </draw:line>
        <draw:line draw:style-name="gr1" draw:text-style-name="P1" draw:layer="layout" svg:x1="2.27cm" svg:y1="9.255cm" svg:x2="19.732cm" svg:y2="9.255cm">
          <text:p/>
        </draw:line>
        <draw:line draw:style-name="gr1" draw:text-style-name="P1" draw:layer="layout" svg:x1="2.27cm" svg:y1="14.017cm" svg:x2="19.732cm" svg:y2="14.017cm">
          <text:p/>
        </draw:line>
        <draw:line draw:style-name="gr1" draw:text-style-name="P1" draw:layer="layout" svg:x1="2.27cm" svg:y1="23.542cm" svg:x2="19.732cm" svg:y2="23.542cm">
          <text:p/>
        </draw:line>
        <draw:line draw:style-name="gr1" draw:text-style-name="P1" draw:layer="layout" svg:x1="2.27cm" svg:y1="26.182cm" svg:x2="19.732cm" svg:y2="26.182cm">
          <text:p/>
        </draw:line>
        <draw:line draw:style-name="gr1" draw:text-style-name="P1" draw:layer="layout" svg:x1="2.27cm" svg:y1="18.78cm" svg:x2="19.732cm" svg:y2="18.78cm">
          <text:p/>
        </draw:line>
        <draw:custom-shape draw:style-name="gr2" draw:text-style-name="P2" draw:layer="layout" svg:width="4.128cm" svg:height="4.762cm" svg:x="6.715cm" svg:y="4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10.843cm" svg:y="4.4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6.715cm" svg:y="4.4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10.843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6.716cm" svg:y="9.2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10.844cm" svg:y="9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6.716cm" svg:y="9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10.844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6.716cm" svg:y="14.0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10.844cm" svg:y="14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6.716cm" svg:y="14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10.844cm" svg:y="14.0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6.717cm" svg:y="18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10.845cm" svg:y="18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6.717cm" svg:y="18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4.762cm" svg:x="10.845cm" svg:y="18.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065cm" svg:y1="4.492cm" svg:x2="13.065cm" svg:y2="1.952cm">
          <text:p/>
        </draw:line>
        <draw:line draw:style-name="gr4" draw:text-style-name="P1" draw:layer="layout" svg:x1="8.937cm" svg:y1="26.082cm" svg:x2="8.937cm" svg:y2="23.542cm">
          <text:p/>
        </draw:line>
        <draw:frame draw:style-name="gr5" draw:text-style-name="P4" draw:layer="layout" svg:width="1.587cm" svg:height="1.195cm" svg:x="13.7cm" svg:y="1.635cm">
          <draw:text-box>
            <text:p text:style-name="P3"><text:span text:style-name="T1">P</text:span></text:p>
          </draw:text-box>
        </draw:frame>
        <draw:frame draw:style-name="gr5" draw:text-style-name="P6" draw:layer="layout" svg:width="1.587cm" svg:height="1.195cm" svg:x="9.255cm" svg:y="25.447cm">
          <draw:text-box>
            <text:p text:style-name="P5"><text:span text:style-name="T2">Q</text:span></text:p>
          </draw:text-box>
        </draw:frame>
        <draw:custom-shape draw:style-name="gr6" draw:text-style-name="P7" draw:layer="layout" svg:width="1.27cm" svg:height="1.27cm" svg:x="14.335cm" svg:y="6.2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27cm" svg:x="10.207cm" svg:y="6.2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27cm" svg:x="14.335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27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27cm" svg:x="6.08cm" svg:y="15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27cm" svg:x="14.335cm" svg:y="15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27cm" svg:x="10.207cm" svg:y="20.585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8" draw:text-style-name="P9" draw:layer="layout" svg:width="1.588cm" svg:height="1.905cm" draw:transform="rotate (-2.65482032520857) translate (11.317cm 5.968cm)">
            <text:p text:style-name="P8">R1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317cm" svg:height="0.953cm" draw:transform="rotate (-2.65482032520857) translate (11.241cm 4.932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317cm" svg:height="0.953cm" draw:transform="rotate (-2.65482032520857) translate (9.38cm 5.916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223cm" svg:height="0.317cm" draw:transform="rotate (-2.65482032520857) translate (11.786cm 6.212cm)">
            <text:p/>
            <draw:enhanced-geometry svg:viewBox="0 0 21600 21600" draw:type="rectangle" draw:enhanced-path="M 0 0 L 21600 0 21600 21600 0 21600 0 0 Z N"/>
          </draw:custom-shape>
        </draw:g>
        <draw:g draw:style-name="gr7">
          <draw:custom-shape draw:style-name="gr11" draw:text-style-name="P12" draw:layer="layout" svg:width="1.588cm" svg:height="1.905cm" draw:transform="rotate (0.46774823953448) translate (13.908cm 11.58cm)">
            <text:p text:style-name="P8">R2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0.317cm" svg:height="0.953cm" draw:transform="rotate (0.46774823953448) translate (13.965cm 12.61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0.317cm" svg:height="0.953cm" draw:transform="rotate (0.46774823953448) translate (15.844cm 11.66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2.223cm" svg:height="0.317cm" draw:transform="rotate (0.46774823953448) translate (13.444cm 11.327cm)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4" draw:layer="layout" svg:width="4.127cm" svg:height="0.962cm" svg:x="16.24cm" svg:y="10.525cm">
          <draw:text-box>
            <text:p text:style-name="P13"><text:span text:style-name="T3">Trap sprung</text:span></text:p>
          </draw:text-box>
        </draw:frame>
        <draw:frame draw:style-name="gr14" draw:text-style-name="P16" draw:layer="layout" svg:width="4.127cm" svg:height="0.962cm" svg:x="7.985cm" svg:y="2.905cm">
          <draw:text-box>
            <text:p text:style-name="P15"><text:span text:style-name="T4">Trap ok</text:span></text:p>
          </draw:text-box>
        </draw:frame>
        <draw:custom-shape draw:style-name="gr6" draw:text-style-name="P7" draw:layer="layout" svg:width="1.27cm" svg:height="1.27cm" svg:x="12.747cm" svg:y="22.907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384cm" svg:height="0.962cm" svg:x="12.761cm" svg:y="24.177cm">
          <draw:text-box>
            <text:p>Trap for U19 only</text:p>
          </draw:text-box>
        </draw:frame>
        <draw:line draw:style-name="gr16" draw:text-style-name="P1" draw:layer="layout" svg:x1="19.835cm" svg:y1="1.472cm" svg:x2="19.835cm" svg:y2="10.362cm">
          <text:p/>
        </draw:line>
        <draw:line draw:style-name="gr16" draw:text-style-name="P1" draw:layer="layout" svg:x1="2.632cm" svg:y1="25.825cm" svg:x2="2.632cm" svg:y2="16.935cm">
          <text:p/>
        </draw:line>
        <draw:frame draw:style-name="gr15" draw:text-style-name="P17" draw:layer="layout" svg:width="2.302cm" svg:height="0.962cm" svg:x="3.222cm" svg:y="24.485cm">
          <draw:text-box>
            <text:p>Row 7</text:p>
          </draw:text-box>
        </draw:frame>
        <draw:frame draw:style-name="gr15" draw:text-style-name="P17" draw:layer="layout" svg:width="2.302cm" svg:height="0.962cm" svg:x="3.143cm" svg:y="20.675cm">
          <draw:text-box>
            <text:p>Row 8</text:p>
          </draw:text-box>
        </draw:frame>
        <draw:frame draw:style-name="gr15" draw:text-style-name="P17" draw:layer="layout" svg:width="2.302cm" svg:height="0.962cm" svg:x="2.905cm" svg:y="15.605cm">
          <draw:text-box>
            <text:p>Row 9</text:p>
          </draw:text-box>
        </draw:frame>
        <draw:frame draw:style-name="gr15" draw:text-style-name="P17" draw:layer="layout" svg:width="2.608cm" svg:height="0.962cm" svg:x="2.587cm" svg:y="6.397cm">
          <draw:text-box>
            <text:p>Row 11</text:p>
          </draw:text-box>
        </draw:frame>
        <draw:frame draw:style-name="gr15" draw:text-style-name="P17" draw:layer="layout" svg:width="2.655cm" svg:height="0.962cm" svg:x="2.905cm" svg:y="11.36cm">
          <draw:text-box>
            <text:p>Row 10</text:p>
          </draw:text-box>
        </draw:frame>
        <draw:frame draw:style-name="gr15" draw:text-style-name="P17" draw:layer="layout" svg:width="2.655cm" svg:height="0.962cm" svg:x="2.587cm" svg:y="2.587cm">
          <draw:text-box>
            <text:p>Row 12</text:p>
          </draw:text-box>
        </draw:frame>
        <draw:frame draw:style-name="gr15" draw:text-style-name="P17" draw:layer="layout" svg:width="2.302cm" svg:height="0.962cm" svg:x="16.24cm" svg:y="2.578cm">
          <draw:text-box>
            <text:p>Row 1</text:p>
          </draw:text-box>
        </draw:frame>
        <draw:frame draw:style-name="gr15" draw:text-style-name="P17" draw:layer="layout" svg:width="2.302cm" svg:height="0.962cm" svg:x="16.24cm" svg:y="6.388cm">
          <draw:text-box>
            <text:p>Row 2</text:p>
          </draw:text-box>
        </draw:frame>
        <draw:frame draw:style-name="gr15" draw:text-style-name="P17" draw:layer="layout" svg:width="2.302cm" svg:height="0.962cm" svg:x="16.24cm" svg:y="12.738cm">
          <draw:text-box>
            <text:p>Row 3</text:p>
          </draw:text-box>
        </draw:frame>
        <draw:frame draw:style-name="gr15" draw:text-style-name="P17" draw:layer="layout" svg:width="2.302cm" svg:height="0.962cm" svg:x="16.24cm" svg:y="16.088cm">
          <draw:text-box>
            <text:p>Row 4</text:p>
          </draw:text-box>
        </draw:frame>
        <draw:frame draw:style-name="gr15" draw:text-style-name="P17" draw:layer="layout" svg:width="2.302cm" svg:height="0.962cm" svg:x="16.24cm" svg:y="20.688cm">
          <draw:text-box>
            <text:p>Row 5</text:p>
          </draw:text-box>
        </draw:frame>
        <draw:frame draw:style-name="gr15" draw:text-style-name="P17" draw:layer="layout" svg:width="2.302cm" svg:height="0.962cm" svg:x="16.24cm" svg:y="25.088cm">
          <draw:text-box>
            <text:p>Row 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5T12:29:25.604024600</meta:creation-date>
    <dc:date>2026-04-25T13:44:43.884212000</dc:date>
    <meta:editing-duration>PT1H4M19S</meta:editing-duration>
    <meta:editing-cycles>3</meta:editing-cycles>
    <meta:generator>LibreOffice/26.2.2.2$Windows_X86_64 LibreOffice_project/1f77d10d6938fd34972958f64b2bcfa54f8b1ba5</meta:generator>
    <meta:document-statistic meta:object-count="61"/>
  </office:meta>
</office:document-meta>
</file>